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100000096D39017906DA48074.png" manifest:media-type="image/png"/>
  <manifest:file-entry manifest:full-path="Pictures/100000000000009D000000389916F17F0B1FB39A.png" manifest:media-type="image/png"/>
  <manifest:file-entry manifest:full-path="Pictures/10000000000000BE000000203918CC783B914605.png" manifest:media-type="image/png"/>
  <manifest:file-entry manifest:full-path="Pictures/10000000000000FC0000018A08A048E0A115F019.png" manifest:media-type="image/png"/>
  <manifest:file-entry manifest:full-path="Pictures/1000000000000094000000557478D3244F07882D.png" manifest:media-type="image/png"/>
  <manifest:file-entry manifest:full-path="Pictures/10000000000000BA00000021CC1CF905A49CEF38.png" manifest:media-type="image/png"/>
  <manifest:file-entry manifest:full-path="Pictures/1000000000000396000001586619FE25E403AFA3.png" manifest:media-type="image/png"/>
  <manifest:file-entry manifest:full-path="Pictures/10000000000000C000000023B4BDB3C1B8257D58.png" manifest:media-type="image/png"/>
  <manifest:file-entry manifest:full-path="Pictures/10000000000000BD0000004460A444FF878C14EE.png" manifest:media-type="image/png"/>
  <manifest:file-entry manifest:full-path="Pictures/10000000000000980000002F451B3ACD58045DDB.png" manifest:media-type="image/png"/>
  <manifest:file-entry manifest:full-path="Pictures/10000000000000AE0000004AAD2DD4EA15428839.png" manifest:media-type="image/png"/>
  <manifest:file-entry manifest:full-path="Pictures/100000000000008D0000002392DCE3D1918C505F.png" manifest:media-type="image/png"/>
  <manifest:file-entry manifest:full-path="Pictures/1000000000000162000000593EA1F82629BB141F.png" manifest:media-type="image/png"/>
  <manifest:file-entry manifest:full-path="Pictures/100000000000009A0000005DF00F035384F2EE04.png" manifest:media-type="image/png"/>
  <manifest:file-entry manifest:full-path="Pictures/10000000000000B600000092B192D82FB1A5053F.png" manifest:media-type="image/png"/>
  <manifest:file-entry manifest:full-path="Pictures/100000000000009C0000002FC49CF1F996FA3667.png" manifest:media-type="image/png"/>
  <manifest:file-entry manifest:full-path="Pictures/10000000000002A6000000259DDA82AF9B1D7862.png" manifest:media-type="image/png"/>
  <manifest:file-entry manifest:full-path="Pictures/100000000000005A0000001F9775E3B43A019060.png" manifest:media-type="image/png"/>
  <manifest:file-entry manifest:full-path="Pictures/100000000000007A000000257E2B3880B13163FF.png" manifest:media-type="image/png"/>
  <manifest:file-entry manifest:full-path="Pictures/100000000000007B0000002011F19D452164FC15.png" manifest:media-type="image/png"/>
  <manifest:file-entry manifest:full-path="Pictures/100000000000008400000021A4784C67C47FF2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-0.10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361cm" fo:min-width="2.5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476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11cm" fo:min-width="11.5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723cm" fo:min-width="8.7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style:text-properties fo:font-size="7pt"/>
    </style:style>
    <style:style style:name="P4" style:family="paragraph">
      <loext:graphic-properties draw:fill="none" draw:fill-color="#ffffff"/>
      <style:paragraph-properties style:writing-mode="lr-tb"/>
      <style:text-properties fo:font-size="7pt" style:font-size-asian="8pt" style:font-size-complex="8pt"/>
    </style:style>
    <style:style style:name="P5" style:family="paragraph">
      <loext:graphic-properties draw:fill="none" draw:fill-color="#ffffff"/>
      <style:text-properties style:font-name="Calibri" fo:font-size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size-asian="8pt" style:font-size-complex="8pt"/>
    </style:style>
    <style:style style:name="T3" style:family="text">
      <style:text-properties style:font-name="Calibri" fo:font-size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143cm" svg:height="4.915cm" svg:x="2.646cm" svg:y="3.508cm">
          <draw:image xlink:href="Pictures/10000000000000FC0000018A08A048E0A115F019.png" xlink:type="simple" xlink:show="embed" xlink:actuate="onLoad" loext:mime-type="image/png">
            <text:p/>
          </draw:image>
        </draw:frame>
        <draw:frame draw:style-name="gr2" draw:text-style-name="P1" draw:layer="layout" svg:width="2.647cm" svg:height="0.905cm" svg:x="6.022cm" svg:y="4.068cm">
          <draw:image xlink:href="Pictures/100000000000009D000000389916F17F0B1FB39A.png" xlink:type="simple" xlink:show="embed" xlink:actuate="onLoad" loext:mime-type="image/png">
            <text:p/>
          </draw:image>
        </draw:frame>
        <draw:frame draw:style-name="gr1" draw:text-style-name="P1" draw:layer="layout" svg:width="2.539cm" svg:height="1.458cm" svg:x="5.958cm" svg:y="5.067cm">
          <draw:image xlink:href="Pictures/1000000000000094000000557478D3244F07882D.png" xlink:type="simple" xlink:show="embed" xlink:actuate="onLoad" loext:mime-type="image/png">
            <text:p/>
          </draw:image>
        </draw:frame>
        <draw:frame draw:style-name="gr3" draw:text-style-name="P2" draw:layer="layout" svg:width="2.06cm" svg:height="0.569cm" svg:x="6.507cm" svg:y="3.629cm">
          <draw:text-box>
            <text:p><text:span text:style-name="T1">8 7 … <text:s text:c="7"/>1</text:span></text:p>
          </draw:text-box>
        </draw:frame>
        <draw:frame draw:style-name="gr4" draw:text-style-name="P4" draw:layer="layout" svg:width="1.087cm" svg:height="0.569cm" svg:x="8.044cm" svg:y="5.057cm">
          <draw:text-box>
            <text:p text:style-name="P3"><text:span text:style-name="T2">…</text:span><text:span text:style-name="T2">/65</text:span></text:p>
          </draw:text-box>
        </draw:frame>
        <draw:frame draw:style-name="gr4" draw:text-style-name="P4" draw:layer="layout" svg:width="1.154cm" svg:height="0.569cm" svg:x="8.061cm" svg:y="5.53cm">
          <draw:text-box>
            <text:p text:style-name="P3"><text:span text:style-name="T2">… </text:span><text:span text:style-name="T2">/65</text:span></text:p>
          </draw:text-box>
        </draw:frame>
        <draw:frame draw:style-name="gr4" draw:text-style-name="P4" draw:layer="layout" svg:width="1.087cm" svg:height="0.569cm" svg:x="8.1cm" svg:y="6.027cm">
          <draw:text-box>
            <text:p text:style-name="P3"><text:span text:style-name="T2">…</text:span><text:span text:style-name="T2">/65</text:span></text:p>
          </draw:text-box>
        </draw:frame>
        <draw:frame draw:style-name="gr1" draw:text-style-name="P1" draw:layer="layout" svg:width="2.539cm" svg:height="0.45cm" svg:x="6.006cm" svg:y="6.786cm">
          <draw:image xlink:href="Pictures/10000000000000BA00000021CC1CF905A49CEF38.png" xlink:type="simple" xlink:show="embed" xlink:actuate="onLoad" loext:mime-type="image/png">
            <text:p/>
          </draw:image>
        </draw:frame>
        <draw:frame draw:style-name="gr1" draw:text-style-name="P1" draw:layer="layout" svg:width="14.939cm" svg:height="5.595cm" svg:x="2.789cm" svg:y="10.862cm">
          <draw:image xlink:href="Pictures/1000000000000396000001586619FE25E403AFA3.png" xlink:type="simple" xlink:show="embed" xlink:actuate="onLoad" loext:mime-type="image/png">
            <text:p/>
          </draw:image>
        </draw:frame>
        <draw:frame draw:style-name="gr1" draw:text-style-name="P1" draw:layer="layout" svg:width="2.91cm" svg:height="1.811cm" svg:x="2.796cm" svg:y="8.892cm">
          <draw:image xlink:href="Pictures/10000000000000F100000096D39017906DA48074.png" xlink:type="simple" xlink:show="embed" xlink:actuate="onLoad" loext:mime-type="image/png">
            <text:p/>
          </draw:image>
        </draw:frame>
        <draw:frame draw:style-name="gr1" draw:text-style-name="P1" draw:layer="layout" svg:width="2.885cm" svg:height="0.525cm" svg:x="5.95cm" svg:y="8.993cm">
          <draw:image xlink:href="Pictures/10000000000000C000000023B4BDB3C1B8257D58.png" xlink:type="simple" xlink:show="embed" xlink:actuate="onLoad" loext:mime-type="image/png">
            <text:p/>
          </draw:image>
        </draw:frame>
        <draw:frame draw:style-name="gr1" draw:text-style-name="P1" draw:layer="layout" svg:width="2.914cm" svg:height="1.048cm" svg:x="5.897cm" svg:y="9.65cm">
          <draw:image xlink:href="Pictures/10000000000000BD0000004460A444FF878C14EE.png" xlink:type="simple" xlink:show="embed" xlink:actuate="onLoad" loext:mime-type="image/png">
            <text:p/>
          </draw:image>
        </draw:frame>
        <draw:frame draw:style-name="gr1" draw:text-style-name="P1" draw:layer="layout" svg:width="2.539cm" svg:height="1.079cm" svg:x="9.138cm" svg:y="9.669cm">
          <draw:image xlink:href="Pictures/10000000000000AE0000004AAD2DD4EA15428839.png" xlink:type="simple" xlink:show="embed" xlink:actuate="onLoad" loext:mime-type="image/png">
            <text:p/>
          </draw:image>
        </draw:frame>
        <draw:frame draw:style-name="gr1" draw:text-style-name="P1" draw:layer="layout" svg:width="2.539cm" svg:height="0.629cm" svg:x="9.116cm" svg:y="8.929cm">
          <draw:image xlink:href="Pictures/100000000000008D0000002392DCE3D1918C505F.png" xlink:type="simple" xlink:show="embed" xlink:actuate="onLoad" loext:mime-type="image/png">
            <text:p/>
          </draw:image>
        </draw:frame>
        <draw:frame draw:style-name="gr1" draw:text-style-name="P1" draw:layer="layout" svg:width="5.166cm" svg:height="1.298cm" svg:x="9.255cm" svg:y="3.871cm">
          <draw:image xlink:href="Pictures/1000000000000162000000593EA1F82629BB141F.png" xlink:type="simple" xlink:show="embed" xlink:actuate="onLoad" loext:mime-type="image/png">
            <text:p/>
          </draw:image>
        </draw:frame>
        <draw:frame draw:style-name="gr1" draw:text-style-name="P1" draw:layer="layout" svg:width="2.539cm" svg:height="1.533cm" svg:x="9.225cm" svg:y="5.585cm">
          <draw:image xlink:href="Pictures/100000000000009A0000005DF00F035384F2EE04.png" xlink:type="simple" xlink:show="embed" xlink:actuate="onLoad" loext:mime-type="image/png">
            <text:p/>
          </draw:image>
        </draw:frame>
        <draw:frame draw:style-name="gr1" draw:text-style-name="P1" draw:layer="layout" svg:width="2.787cm" svg:height="2.236cm" svg:x="14.81cm" svg:y="3.984cm">
          <draw:image xlink:href="Pictures/10000000000000B600000092B192D82FB1A5053F.png" xlink:type="simple" xlink:show="embed" xlink:actuate="onLoad" loext:mime-type="image/png">
            <text:p/>
          </draw:image>
        </draw:frame>
        <draw:frame draw:style-name="gr1" draw:text-style-name="P1" draw:layer="layout" svg:width="2.539cm" svg:height="0.764cm" svg:x="12.115cm" svg:y="5.445cm">
          <draw:image xlink:href="Pictures/100000000000009C0000002FC49CF1F996FA3667.png" xlink:type="simple" xlink:show="embed" xlink:actuate="onLoad" loext:mime-type="image/png">
            <text:p/>
          </draw:image>
        </draw:frame>
        <draw:frame draw:style-name="gr1" draw:text-style-name="P1" draw:layer="layout" svg:width="2.336cm" svg:height="0.721cm" svg:x="12.179cm" svg:y="6.389cm">
          <draw:image xlink:href="Pictures/10000000000000980000002F451B3ACD58045DDB.png" xlink:type="simple" xlink:show="embed" xlink:actuate="onLoad" loext:mime-type="image/png">
            <text:p/>
          </draw:image>
        </draw:frame>
        <draw:frame draw:style-name="gr1" draw:text-style-name="P1" draw:layer="layout" svg:width="11.643cm" svg:height="0.633cm" svg:x="6.078cm" svg:y="8.064cm">
          <draw:image xlink:href="Pictures/10000000000002A6000000259DDA82AF9B1D7862.png" xlink:type="simple" xlink:show="embed" xlink:actuate="onLoad" loext:mime-type="image/png">
            <text:p/>
          </draw:image>
        </draw:frame>
        <draw:frame draw:style-name="gr1" draw:text-style-name="P1" draw:layer="layout" svg:width="2.539cm" svg:height="0.427cm" svg:x="6.005cm" svg:y="7.517cm">
          <draw:image xlink:href="Pictures/10000000000000BE000000203918CC783B914605.png" xlink:type="simple" xlink:show="embed" xlink:actuate="onLoad" loext:mime-type="image/png">
            <text:p/>
          </draw:image>
        </draw:frame>
        <draw:frame draw:style-name="gr1" draw:text-style-name="P1" draw:layer="layout" svg:width="1.285cm" svg:height="0.442cm" svg:x="8.777cm" svg:y="7.561cm">
          <draw:image xlink:href="Pictures/100000000000005A0000001F9775E3B43A019060.png" xlink:type="simple" xlink:show="embed" xlink:actuate="onLoad" loext:mime-type="image/png">
            <text:p/>
          </draw:image>
        </draw:frame>
        <draw:frame draw:style-name="gr1" draw:text-style-name="P1" draw:layer="layout" svg:width="1.864cm" svg:height="0.564cm" svg:x="10.473cm" svg:y="7.446cm">
          <draw:image xlink:href="Pictures/100000000000007A000000257E2B3880B13163FF.png" xlink:type="simple" xlink:show="embed" xlink:actuate="onLoad" loext:mime-type="image/png">
            <text:p/>
          </draw:image>
        </draw:frame>
        <draw:frame draw:style-name="gr1" draw:text-style-name="P1" draw:layer="layout" svg:width="1.993cm" svg:height="0.518cm" svg:x="12.887cm" svg:y="7.508cm">
          <draw:image xlink:href="Pictures/100000000000007B0000002011F19D452164FC15.png" xlink:type="simple" xlink:show="embed" xlink:actuate="onLoad" loext:mime-type="image/png">
            <text:p/>
          </draw:image>
        </draw:frame>
        <draw:frame draw:style-name="gr1" draw:text-style-name="P1" draw:layer="layout" svg:width="2.058cm" svg:height="0.514cm" svg:x="15.279cm" svg:y="7.458cm">
          <draw:image xlink:href="Pictures/100000000000008400000021A4784C67C47FF27D.png" xlink:type="simple" xlink:show="embed" xlink:actuate="onLoad" loext:mime-type="image/png">
            <text:p/>
          </draw:image>
        </draw:frame>
        <draw:custom-shape draw:style-name="gr5" draw:text-style-name="P1" draw:layer="layout" svg:width="3.026cm" svg:height="3.611cm" svg:x="5.979cm" svg:y="3.71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976cm" svg:height="0.751cm" svg:x="5.948cm" svg:y="4.091cm">
          <draw:text-box>
            <text:p><text:span text:style-name="T3">Side </text:span></text:p>
            <text:p><text:span text:style-name="T3">LED</text:span></text:p>
          </draw:text-box>
        </draw:frame>
        <draw:custom-shape draw:style-name="gr7" draw:text-style-name="P1" draw:layer="layout" svg:width="12.03cm" svg:height="1.36cm" svg:x="5.877cm" svg:y="7.3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252cm" svg:height="1.973cm" svg:x="2.676cm" svg:y="8.8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25T17:15:08.470000000</meta:creation-date>
    <dc:date>2024-09-03T13:33:01.694000000</dc:date>
    <meta:editing-duration>PT1H22M55S</meta:editing-duration>
    <meta:editing-cycles>7</meta:editing-cycles>
    <meta:generator>LibreOffice/6.1.5.2$Windows_X86_64 LibreOffice_project/90f8dcf33c87b3705e78202e3df5142b201bd805</meta:generator>
    <meta:document-statistic meta:object-count="29"/>
  </office:meta>
</office:document-meta>
</file>